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Day 61 - DIY</text:h>
      <text:h text:style-name="Heading_20_4" text:outline-level="4">Q1. What is Backpropagation?</text:h>
      <text:p text:style-name="Text_20_body"><text:span text:style-name="T2">Backpropagation</text:span> is a <text:span text:style-name="T2">supervised learning algorithm</text:span> used for training neural networks. It minimizes the error between predicted and actual outputs by adjusting the weights and biases of the network. Backpropagation uses the <text:span text:style-name="Strong_20_Emphasis">chain rule</text:span> of derivatives to compute the gradient of the error with respect to each weight, moving backward from the output layer to the input layer.</text:p>
      <text:p text:style-name="Text_20_body">Key points:</text:p>
      <text:list xml:id="list8573470265422950494" text:style-name="L1">
        <text:list-item>
          <text:p text:style-name="P6">Backpropagation calculates how much each weight contributes to the error.</text:p>
        </text:list-item>
        <text:list-item>
          <text:p text:style-name="P1">It is essential for optimizing weights using <text:span text:style-name="Strong_20_Emphasis">gradient descent</text:span>.</text:p>
        </text:list-item>
      </text:list>
      <text:p text:style-name="Standard"/>
      <text:p text:style-name="Standard"/>
      <text:h text:style-name="Heading_20_4" text:outline-level="4">Q2. How does a Neural Network Learn?</text:h>
      <text:p text:style-name="Text_20_body">A neural network learns by adjusting its weights and biases to minimize the error in predictions. This process can be broken into three steps:</text:p>
      <text:list xml:id="list2830126076092298595" text:style-name="L2">
        <text:list-item>
          <text:p text:style-name="P7"><text:span text:style-name="Strong_20_Emphasis">Forward Propagation</text:span>: Compute the outputs based on current weights and biases.</text:p>
        </text:list-item>
        <text:list-item>
          <text:p text:style-name="P7"><text:span text:style-name="Strong_20_Emphasis">Error Calculation</text:span>: Compare the predicted outputs to the target values and calculate the error (e.g., Mean Squared Error).</text:p>
        </text:list-item>
        <text:list-item>
          <text:p text:style-name="P2"><text:span text:style-name="Strong_20_Emphasis">Backpropagation</text:span>: Use the gradients of the error (calculated using the chain rule) to update weights and biases iteratively.</text:p>
        </text:list-item>
      </text:list>
      <text:p text:style-name="Text_20_body">Learning is driven by minimizing the error through <text:span text:style-name="T2">multiple iterations of forward propagation, error calculation, and backpropagation</text:span>.</text:p>
      <text:p text:style-name="Standard"/>
      <text:p text:style-name="Standard"/>
      <text:h text:style-name="Heading_20_4" text:outline-level="4">Q3. What is Weight and Bias in an Artificial Neural Network?</text:h>
      <text:list xml:id="list5113847442869015787" text:style-name="L3">
        <text:list-item>
          <text:p text:style-name="P8"><text:span text:style-name="Strong_20_Emphasis">Weights</text:span>: Parameters that determine the strength and direction of the influence between neurons. They scale the input values, allowing the network to learn which features are important for prediction.</text:p>
        </text:list-item>
        <text:list-item>
          <text:p text:style-name="P3"><text:span text:style-name="Strong_20_Emphasis">Bias</text:span>: A value added to the weighted sum of inputs before passing through the activation function. Bias allows the activation function to shift, helping the network fit more complex patterns.</text:p>
        </text:list-item>
      </text:list>
      <text:p text:style-name="Text_20_body">Example: For a neuron, the input-output relationship is:</text:p>
      <text:p text:style-name="Text_20_body">output=activation(W⋅input+b)</text:p>
      <text:p text:style-name="Text_20_body">Where W is the weight, b is the bias, and activation is a non-linear function (e.g., sigmoid or ReLU)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4" text:outline-level="4">Q4. How Does Weight Work?</text:h>
      <text:p text:style-name="Text_20_body">Weights control the contribution of each input to a neuron. During training, weights are updated based on how much they affect the error. If a weight significantly contributes to the error, it is adjusted more.</text:p>
      <text:p text:style-name="Text_20_body">Example:</text:p>
      <text:list xml:id="list8867717071247234033" text:style-name="L4">
        <text:list-item>
          <text:p text:style-name="P9">Inputs (i1​,i2​) are multiplied by weights (W1,W2).</text:p>
        </text:list-item>
        <text:list-item>
          <text:p text:style-name="P9">Weighted sum: weighted_sum=W1⋅i1+W2⋅i2​.</text:p>
        </text:list-item>
        <text:list-item>
          <text:p text:style-name="P4">Activation: Apply a non-linear function to the weighted sum.</text:p>
        </text:list-item>
      </text:list>
      <text:p text:style-name="Text_20_body">Weights allow the neural network to learn the relationships between inputs and outputs.</text:p>
      <text:p text:style-name="Standard"/>
      <text:p text:style-name="Standard"/>
      <text:h text:style-name="Heading_20_4" text:outline-level="4">Q5. What Will Happen If the Learning Rate Is Set Too Low or Too High?</text:h>
      <text:list xml:id="list5791917083238331881" text:style-name="L5">
        <text:list-item>
          <text:p text:style-name="P5"><text:span text:style-name="Strong_20_Emphasis">If Learning Rate is Too Low:</text:span></text:p>
          <text:list>
            <text:list-item>
              <text:p text:style-name="P10">The network updates weights very slowly.</text:p>
            </text:list-item>
            <text:list-item>
              <text:p text:style-name="P10">Convergence to the optimal solution takes a long time, or the network may get stuck in local minima.</text:p>
            </text:list-item>
            <text:list-item>
              <text:p text:style-name="P10">Training becomes inefficient.</text:p>
            </text:list-item>
          </text:list>
        </text:list-item>
        <text:list-item>
          <text:p text:style-name="P5"><text:span text:style-name="Strong_20_Emphasis">If Learning Rate is Too High:</text:span></text:p>
          <text:list>
            <text:list-item>
              <text:p text:style-name="P10">The network may overshoot the optimal solution.</text:p>
            </text:list-item>
            <text:list-item>
              <text:p text:style-name="P10">It can lead to oscillations or divergence, failing to minimize the error.</text:p>
            </text:list-item>
            <text:list-item>
              <text:p text:style-name="P5">The model may never learn or become unstable.</text:p>
            </text:list-item>
          </text:list>
        </text:list-item>
      </text:list>
      <text:p text:style-name="Text_20_body"><text:span text:style-name="Strong_20_Emphasis">Ideal Learning Rate:</text:span> A balanced learning rate ensures steady convergence without overshooting. Often, learning rates are tuned experimentally or using techniques like learning rate scheduling or adaptive optimizers (e.g., Adam, RMSProp)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23T17:32:40.41</meta:creation-date>
    <meta:document-statistic meta:table-count="0" meta:image-count="0" meta:object-count="0" meta:page-count="2" meta:paragraph-count="35" meta:word-count="486" meta:character-count="3028"/>
    <dc:date>2025-01-23T17:42:16.34</dc:date>
    <dc:creator>Akram MTir</dc:creator>
    <meta:editing-duration>PT9M36S</meta:editing-duration>
    <meta:editing-cycles>1</meta:editing-cycles>
    <meta:generator>OpenOffice/4.1.11$Win32 OpenOffice.org_project/4111m1$Build-9808</meta:generator>
  </office:meta>
</office:document-meta>
</file>